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text:p text:style-name="Normal"/>
      <text:p text:style-name="Normal"/>
      <text:p text:style-name="Normal"/>
      <text:p text:style-name="Normal">!!!!!!! New timeline deviates massively from intentions again. What shall we do? Let it run its course, obviously. Yeah, let’s see where this one takes us.</text:p>
      <text:p text:style-name="Normal">What a stubborn god. Their mind keeps going back on how to lead into what they want, rather than let the story unfold on its own.</text:p>
      <text:p text:style-name="Normal"/>
      <text:p text:style-name="Normal"/>
      <text:p text:style-name="Normal"/>
      <text:p text:style-name="Normal">Content of throwaway file, discussing node 4’s content:</text:p>
      <text:p text:style-name="Normal">“””</text:p>
      <text:p text:style-name="Normal">It’s been a while, hm? Now, answer this question: what do you want?</text:p>
      <text:p text:style-name="Normal">I want a natural flow. A flow into something... beautiful. I want to take you on a trip, take you on an unforgettable date, one you’ll remember fondly years from now.</text:p>
      <text:p text:style-name="Normal">An unforgettable date... All the while having our feet on the ground, that’s gonna be tough.</text:p>
      <text:p text:style-name="Normal">Who said anything about feet on the ground?</text:p>
      <text:p text:style-name="Normal">Let’s explore this... Window. No, more importantly: what kind of date would you love?</text:p>
      <text:p text:style-name="Normal">Well, if we want something that floats up in our mind like a cloud and is just as comfortable to reminisce on... We’re going to have to have something non-standard.</text:p>
      <text:p text:style-name="Normal">As if you were ever going to settle for anything standard.</text:p>
      <text:p text:style-name="Normal">Let’s see... 学校で遊ぶのも楽しそう。 But... What other options do we have? A train... A train to a place they haven’t gone to before. Still, it would be a place on Earth.</text:p>
      <text:p text:style-name="Normal">Earth is full of possibilities, you know? Still, it would be a place near a town that has a station. Hm...</text:p>
      <text:p text:style-name="Normal">You know, I think I asked the wrong question. We’ve... We don’t exactly have much experience going on dates, do we? だからさ、 let me rephrase the question: what would you do if you wanted to have a fun time with a friend? And, no, no alcohol.</text:p>
      <text:p text:style-name="Normal">No...?</text:p>
      <text:p text:style-name="Normal">No.</text:p>
      <text:p text:style-name="Normal">... Please?</text:p>
      <text:p text:style-name="Normal">No.</text:p>
      <text:p text:style-name="Normal">A fun time, hm? It’s time to go to school, but neither of us feels like it. We don’t get on the bus, and... If it were me, I’d do just as they did, and go around aimlessly. It’s the chemistry that makes for the fun, isn’t it? The most we can do is give them the occasions. Whether they have fun or not will be up to them.</text:p>
      <text:p text:style-name="Normal">Then, what are the best occasions we can give them? I’d still love to give them something unique.</text:p>
      <text:p text:style-name="Normal">What do they love? What do they love to do?</text:p>
      <text:p text:style-name="Normal">...!!! Excellent question.</text:p>
      <text:p text:style-name="Normal">She would love to be in a relaxing environment where she has to worry about nothing. “A shell, a bubble, just for you”. A place where she can be herself without fear of repercussions, without fear of being ridiculed for it. And what about <text:span text:style-name="T1">you</text:span>? I haven’t decided much on who you are, after all.</text:p>
      <text:p text:style-name="Normal">It feels like that time, doesn’t it? God, are you a story-teller too, I wonder? So, who is <text:span text:style-name="T1">you</text:span>? What if <text:span text:style-name="T1">you</text:span> loved to travel, to meet new people and see new horizons? Then a train trip wouldn’t be bad. Still, going so far on no notice is... Hard to believe indeed. And yet somehow it does fit your image. A love for travel... What else do <text:span text:style-name="T1">you </text:span>love? Seems like the type to enjoy thrills and strong emotions. Movies and music, huh? yes, but not only.</text:p>
      <text:p text:style-name="Normal">Gaming...? Sounds like something they’d both enjoy. Nah, <text:span text:style-name="T1">you</text:span>’re probably unfamiliar with it. She’d kick your ass ten times over at any game. The arcade...?</text:p>
      <text:p text:style-name="Normal">In this day and age?</text:p>
      <text:p text:style-name="Normal">Sure, we went to one ourselves. While <text:span text:style-name="T1">you</text:span> don’t fully grasp it yourself, <text:span text:style-name="T1">you </text:span>do enjoy new experiences, trying out new things. But... No, it wouldn’t be hard to believe that you haven’t been to an arcade before.</text:p>
      <text:p text:style-name="Normal">いや、やっぱ信じ難い。ね、水飲みたい。</text:p>
      <text:p text:style-name="Normal">いいよ、行け。あと死なないでください。</text:p>
      <text:p text:style-name="Normal">“””</text:p>
      <text:p text:style-name="Normal">The current state is... I don’t like it. Instinctively, I want to say that it’s going in the right direction, but that’s not it, not yet. We need to modify it. It’s not what my heart wants yet. Not yet.</text:p>
      <text:p text:style-name="Normal">We really do struggle with reality, don’t we? When we were unleashed from it, when we didn’t have any restriction, we came up with node 2 in essentially one go. Whatever. We’ll... Listen to our heart yet. We’ll learn how to write to it.</text:p>
      <text:p text:style-name="Normal"/>
      <text:p text:style-name="Normal">I want more. It’s just as you said, it’s not quite it yet. It’s... It’s the right direction, but it’s not it. Let’s try and rewrite it using what we’ve learned.</text:p>
      <text:p text:style-name="Normal">“What is happiness...?”答えたい。答えあげたい。</text:p>
      <text:p text:style-name="Normal"/>
      <text:p text:style-name="Normal">Making the ordinary extraordinary is easy when there’s just one person, when it’s just me. But, how do I do it when there’s someone else? Logic dictates that I either have to invite them to my world, or we agree to meet in an extraordinary world, consciously or not. やっぱさ、君は私の世界につれていきたい。それしかない。 How do I do that? How do I take you into my world?</text:p>
      <text:p text:style-name="Normal">Can she go into her world, and, would you meet her there? Can she go into her world, and you would... Understand? Then... I’d need to make her comfortable, and establish a connection between you two, wouldn’t I? An unusual café.</text:p>
      <text:p text:style-name="Normal">Still, it does show a weakness of mine: I’m helpless without imagination, aren’t I? And yet, this was supposed to be an exercise to get good with the ordinary. An exercise to learn to play with the magic of daily life without relying on imaginary magic. This is what makes this moment an important decision: do I fully commit to my imaginative style, or do I try to become more well-rounded, and learn to play with the mundane? I want the latter. But I don’t know how to do it. I want the latter because... I want to become the best writer I can be, and the best writer ever.</text:p>
      <text:p text:style-name="Normal">Tell me, would I regret having an imaginative style? It’s fine to have weaknesses, depending on your objective. Should we abandon pride and ambition? Yes, we should, because our true goal is to have fun. だからさ、楽しんでいこう。 Let’s commit to our style, and have all the regrets we want later.</text:p>
      <text:p text:style-name="Normal">That said, while I do have ideas, it’s still not obvious to invite you to her world.</text:p>
      <text:p text:style-name="Normal"/>
      <text:p text:style-name="Normal"/>
      <text:p text:style-name="Normal">In the end... I’m not saying that this node is finished, but it feels like it. In the end... We didn’t resort to magic. In the end the progression is so much slower than we thought... But... Maybe that’s for the best. Maybe it feels more natural like this. That’s what I’m hop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